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n" svg:font-family="'Times new romann'"/>
  </office:font-face-decls>
  <office:automatic-styles>
    <style:style style:name="P1" style:family="paragraph" style:parent-style-name="Standard">
      <style:text-properties style:font-name="Times new romann" fo:font-weight="bold" officeooo:rsid="000d8458" officeooo:paragraph-rsid="000d8458" style:font-weight-asian="bold" style:font-weight-complex="bold"/>
    </style:style>
    <style:style style:name="P2" style:family="paragraph" style:parent-style-name="Standard">
      <style:text-properties style:font-name="Times new romann" fo:font-weight="normal" officeooo:rsid="000d8458" officeooo:paragraph-rsid="000d8458" style:font-weight-asian="normal" style:font-weight-complex="normal"/>
    </style:style>
    <style:style style:name="P3" style:family="paragraph" style:parent-style-name="Standard">
      <style:text-properties style:font-name="Times new romann" fo:font-weight="normal" officeooo:rsid="000e7d59" officeooo:paragraph-rsid="000e7d59" style:font-weight-asian="normal" style:font-weight-complex="normal"/>
    </style:style>
    <style:style style:name="P4" style:family="paragraph" style:parent-style-name="Standard">
      <style:text-properties style:font-name="Times new romann" fo:font-weight="normal" officeooo:rsid="000edfb0" officeooo:paragraph-rsid="000edfb0" style:font-weight-asian="normal" style:font-weight-complex="normal"/>
    </style:style>
    <style:style style:name="P5" style:family="paragraph" style:parent-style-name="Standard">
      <style:text-properties style:font-name="Times new romann" fo:font-weight="normal" officeooo:rsid="000edfb0" officeooo:paragraph-rsid="000edfb0" style:font-weight-asian="normal" style:font-weight-complex="normal"/>
    </style:style>
    <style:style style:name="P6" style:family="paragraph" style:parent-style-name="Standard">
      <style:text-properties style:font-name="Times new romann" fo:font-weight="normal" officeooo:rsid="001229f6" officeooo:paragraph-rsid="001229f6" style:font-weight-asian="normal" style:font-weight-complex="normal"/>
    </style:style>
    <style:style style:name="P7" style:family="paragraph" style:parent-style-name="Text_20_body">
      <style:text-properties style:font-name="Times new romann" fo:font-weight="normal" officeooo:rsid="001229f6" officeooo:paragraph-rsid="001229f6" style:font-weight-asian="normal" style:font-weight-complex="normal"/>
    </style:style>
    <style:style style:name="T1" style:family="text">
      <style:text-properties officeooo:rsid="000e7d5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e7d59" style:font-style-asian="italic" style:font-style-complex="italic"/>
    </style:style>
    <style:style style:name="T4" style:family="text">
      <style:text-properties officeooo:rsid="00106829"/>
    </style:style>
    <style:style style:name="T5" style:family="text">
      <style:text-properties officeooo:rsid="00116d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SCO PACKET TRACER</text:p>
      <text:p text:style-name="P2">configure <text:span text:style-name="T1">router interfaces from CLI</text:span></text:p>
      <text:p text:style-name="P2">&gt;<text:span text:style-name="T5">enable</text:span></text:p>
      <text:p text:style-name="P2">&gt;<text:span text:style-name="T1">config</text:span><text:span text:style-name="T4">ure terminal</text:span></text:p>
      <text:p text:style-name="P2">&gt;<text:span text:style-name="T1">interface [</text:span><text:span text:style-name="T3">interface name</text:span><text:span text:style-name="T1">]</text:span></text:p>
      <text:p text:style-name="P2">&gt;<text:span text:style-name="T1">ip address </text:span><text:span text:style-name="T3">ip_address</text:span><text:span text:style-name="T1"> </text:span><text:span text:style-name="T3">subnet_mask</text:span></text:p>
      <text:p text:style-name="P2">&gt;<text:span text:style-name="T1">no shutdown</text:span></text:p>
      <text:p text:style-name="P3">&gt;exit</text:p>
      <text:p text:style-name="P3"/>
      <text:p text:style-name="P4">Rip config</text:p>
      <text:p text:style-name="P4"/>
      <text:p text:style-name="P4">&gt;router rip</text:p>
      <text:p text:style-name="P4">&gt;network <text:span text:style-name="T2">network_address</text:span></text:p>
      <text:p text:style-name="P4"><text:span text:style-name="T2"/></text:p>
      <text:p text:style-name="P6"><text:span text:style-name="T2">static routing </text:span></text:p>
      <text:p text:style-name="P6"/>
      <text:p text:style-name="P7">ip route 192.168.3.0 255.255.255.0 192.168.34.1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n" svg:font-family="'Times new roman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9T13:25:13.325761950</meta:creation-date>
    <dc:date>2022-04-05T16:24:30.768469445</dc:date>
    <meta:editing-duration>PT50M35S</meta:editing-duration>
    <meta:editing-cycles>7</meta:editing-cycles>
    <meta:generator>LibreOffice/7.3.2.2$Linux_X86_64 LibreOffice_project/454130fadb9a820d3728b86ccb63c8f359d70528</meta:generator>
    <meta:document-statistic meta:table-count="0" meta:image-count="0" meta:object-count="0" meta:page-count="1" meta:paragraph-count="13" meta:word-count="34" meta:character-count="266" meta:non-whitespace-character-count="244"/>
  </office:meta>
</office:document-meta>
</file>